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8da8f" officeooo:paragraph-rsid="0018da8f"/>
    </style:style>
    <style:style style:name="P2" style:family="paragraph" style:parent-style-name="Text_20_body">
      <style:text-properties officeooo:rsid="0018da8f" officeooo:paragraph-rsid="0018da8f"/>
    </style:style>
    <style:style style:name="P3" style:family="paragraph" style:parent-style-name="Text_20_body">
      <style:text-properties officeooo:rsid="001a372c" officeooo:paragraph-rsid="001a372c"/>
    </style:style>
    <style:style style:name="P4" style:family="paragraph" style:parent-style-name="Text_20_body">
      <style:text-properties officeooo:paragraph-rsid="001a372c"/>
    </style:style>
    <style:style style:name="P5" style:family="paragraph" style:parent-style-name="Text_20_body">
      <style:text-properties officeooo:rsid="001b85aa" officeooo:paragraph-rsid="001b85aa"/>
    </style:style>
    <style:style style:name="P6" style:family="paragraph" style:parent-style-name="Text_20_body">
      <style:text-properties officeooo:paragraph-rsid="001b85aa"/>
    </style:style>
    <style:style style:name="P7" style:family="paragraph" style:parent-style-name="Text_20_body">
      <style:text-properties officeooo:paragraph-rsid="001d08ca"/>
    </style:style>
    <style:style style:name="P8" style:family="paragraph" style:parent-style-name="Heading_20_1">
      <style:text-properties officeooo:rsid="0018da8f" officeooo:paragraph-rsid="0018da8f"/>
    </style:style>
    <style:style style:name="P9" style:family="paragraph" style:parent-style-name="Heading_20_2">
      <style:text-properties officeooo:rsid="001a372c" officeooo:paragraph-rsid="001a372c"/>
    </style:style>
    <style:style style:name="P10" style:family="paragraph" style:parent-style-name="Heading_20_2">
      <style:text-properties officeooo:rsid="001b85aa" officeooo:paragraph-rsid="001b85aa"/>
    </style:style>
    <style:style style:name="P11" style:family="paragraph" style:parent-style-name="Heading_20_2">
      <style:text-properties officeooo:rsid="001d08ca" officeooo:paragraph-rsid="001d08ca"/>
    </style:style>
    <style:style style:name="T1" style:family="text">
      <style:text-properties officeooo:rsid="001a372c"/>
    </style:style>
    <style:style style:name="T2" style:family="text">
      <style:text-properties officeooo:rsid="001b85aa"/>
    </style:style>
    <style:style style:name="T3" style:family="text">
      <style:text-properties officeooo:rsid="001d08ca"/>
    </style:style>
    <style:style style:name="T4" style:family="text">
      <style:text-properties officeooo:rsid="001d4d3c"/>
    </style:style>
    <style:style style:name="T5" style:family="text">
      <style:text-properties officeooo:rsid="001f4671"/>
    </style:style>
    <style:style style:name="T6" style:family="text">
      <style:text-properties officeooo:rsid="0020c6e9"/>
    </style:style>
    <style:style style:name="T7" style:family="text">
      <style:text-properties officeooo:rsid="0020ffe6"/>
    </style:style>
    <style:style style:name="T8" style:family="text">
      <style:text-properties officeooo:rsid="00216431"/>
    </style:style>
    <style:style style:name="T9" style:family="text">
      <style:text-properties officeooo:rsid="0023c460"/>
    </style:style>
    <style:style style:name="T10" style:family="text">
      <style:text-properties officeooo:rsid="0023fefc"/>
    </style:style>
    <style:style style:name="T11" style:family="text">
      <style:text-properties officeooo:rsid="0026bf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EI_ASSIGNMENT_02 </text:h>
      <text:h text:style-name="P9" text:outline-level="2">Exercise 1</text:h>
      <text:p text:style-name="P2"><text:tab/>1) Eine formale Programmiersprache hat gewisse Regeln (Syntax, Logik, ...), welche die Struktur festlegen und es ermögichen, sinnvolle Ausgaben aus Eingaben zu erarbeiten.</text:p>
      <text:p text:style-name="P2"><text:tab/>2) Keywords sind Wörter, welche bereits von der Programmiersprache verwendet werden und eine gewisse Bedeutung haben. Keywords zeigen dem Programm z.B. wo eine Funktionsdefinition steht, wo ein Funktionsaufruf etc.</text:p>
      <text:p text:style-name="P2">Variables werden vom Benutzer definiert und sind ein Container für beliebige Daten. Sie dürfen nicht den Namen eines Keywords haben.<text:span text:style-name="T1">Variablen sind, wie der Name sagt, überschreibbar und veränderbar.</text:span></text:p>
      <text:p text:style-name="P3"><text:tab/>3) Eine rekursive Funktion beruht auf einem Ankerpunkt, welcher irgendwann erreicht wird. Bei diesem Punkt verändert sich eine Variable in einer Weise, sodass das Programm zum Halt kommen sollte. Ist jedoch nichts festgelegt, was das Programm in dieser Situation machen sollte, <text:span text:style-name="T4">rechnet die rekursive Funktion einfach immer weiter, bis evtl. ein runtime error entsteht</text:span> und die Funktion ist nutzlos. <text:span text:style-name="T4">Also muss eine Abbruchbedingung mit einer </text:span><text:span text:style-name="T5">if-then-else-Struktur definiert sein.</text:span></text:p>
      <text:p text:style-name="P3">z.B. Eine rekursive Funktion soll n! ausrechnen, indem n mit n-1 multipliziert wird und nach jedem Schritt 1 von n subtrahiert wird. Dabei wird bei jeder Iteration gefragt, ob n noch grösser ist als 1 (if n &gt; 1 ...). <text:span text:style-name="T5">Nun muss jedoch auch definiert sein, was das Programm machen soll, falls n nicht mehr grösser ist als 1 (else ...), denn sonst bleibt das Programm dort stehen und gibt nichts aus.</text:span></text:p>
      <text:p text:style-name="P3"/>
      <text:h text:style-name="P9" text:outline-level="2">Exercise 2</text:h>
      <text:p text:style-name="P4"><text:tab/><text:span text:style-name="T1">Herangehensweise: 1) schauen, welches die grösste Zweierpotenz ist, welche kleiner </text:span><text:span text:style-name="T6">oder gleich gross wie</text:span><text:span text:style-name="T1"> die Zahl </text:span><text:span text:style-name="T6">in Dezimalform </text:span><text:span text:style-name="T1">ist. 2) Diese Zweierpotenz </text:span><text:span text:style-name="T2">von der Zahl </text:span><text:span text:style-name="T1">subtrahieren </text:span><text:span text:style-name="T2">und die Zweierpotenz in der Addition hinschreiben.</text:span></text:p>
      <text:p text:style-name="P4"><text:span text:style-name="T1">Dies so lange wiederholen, bis man bei 0 ankommt. </text:span><text:span text:style-name="T2">Zum Schluss mithilfe der Zweierpotenzen in Binärform umschreiben. </text:span><text:span text:style-name="T6">(rekursive Funktion :) )</text:span></text:p>
      <text:p text:style-name="P4"/>
      <text:p text:style-name="P4"><text:tab/><text:span text:style-name="T1">12 = 2³+2² = 1100</text:span></text:p>
      <text:p text:style-name="P4"><text:tab/><text:span text:style-name="T1">33 = 2⁵+</text:span><text:span text:style-name="T2">2⁰ = 100001</text:span></text:p>
      <text:p text:style-name="P4"><text:tab/><text:span text:style-name="T2">5 = 2²+2⁰ = 101</text:span></text:p>
      <text:p text:style-name="P4"><text:tab/><text:span text:style-name="T2">120 = 2⁶+2⁵+2⁴+2³ = 1111000</text:span></text:p>
      <text:p text:style-name="P4"/>
      <text:p text:style-name="P4"/>
      <text:p text:style-name="P4"><text:soft-page-break/></text:p>
      <text:h text:style-name="P10" text:outline-level="2">Exercise 3</text:h>
      <text:p text:style-name="P5"><text:tab/>1) Ja, Smalltalk war die erste Programmiersprache, welche Objekte zu Prozeduralen Sprachen hinzugefügt hat. Alles in Smalltalk ist ein Objekt.</text:p>
      <text:p text:style-name="P5">C ist im gegensatz zu C++ keine objektorientierte, sondern eine prozedurale Sprache.</text:p>
      <text:p text:style-name="P5"><text:tab/>2) Nein, Java ist eine general-purpose-language, ist also universell einsetzbar. HTML hingegen hat nur eine Anwendung in Webtechnologien: Generierung von Websites. Es ist nicht wirklich eine Programmiersprache.</text:p>
      <text:p text:style-name="P6"><text:span text:style-name="T2"><text:tab/>3) </text:span><text:span text:style-name="T3">Ein Compiler übersetzt ein Programm komplett in Maschinensprache und generiert eine neue </text:span><text:span text:style-name="T7">(unabhängig vom Quellcode) </text:span><text:span text:style-name="T3">ausführbare Datei (executable). Ein Interpreter hingegen liefert dem System in Echtzeit </text:span><text:span text:style-name="T7">zeilenweise vom Quellcode </text:span><text:span text:style-name="T3">übersetzte Befehle. </text:span><text:span text:style-name="T9">Ein Beispiel wäre ein Python-file (.py), welches man auf dem Computer starten kann, sofern ein Interpreter installiert ist.</text:span><text:span text:style-name="T3"> Ein Interpreter wird </text:span><text:span text:style-name="T8">oft </text:span><text:span text:style-name="T3">verwendet, um Code zu testen, da Fehler genauer lokalisiert werden können. </text:span><text:span text:style-name="T9">Generell ist es Sprachabhängig, ob Programme kompiliert oder interpretiert werden. Beispiele für kompilierte Sprachen sind C, C++, Fortran, während </text:span><text:span text:style-name="T10">Perl oder Python interpretierte Sprachen sind.</text:span></text:p>
      <text:h text:style-name="P11" text:outline-level="2">Exercise 4</text:h>
      <text:p text:style-name="P7"><text:tab/><text:span text:style-name="T3">SQL: Datenbanken</text:span></text:p>
      <text:p text:style-name="P7"><text:tab/><text:span text:style-name="T3">CSS: Styling</text:span></text:p>
      <text:p text:style-name="P7"><text:tab/><text:span text:style-name="T3">Typescript: Browser</text:span></text:p>
      <text:p text:style-name="P7"><text:tab/><text:span text:style-name="T3">UML: Modellierung</text:span></text:p>
      <text:p text:style-name="P7"><text:tab/><text:span text:style-name="T3">C#: Allgemeiner Zwec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da8f" officeooo:paragraph-rsid="0018da8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icolas Rüegg (21-119-300), Kapinash Ponnuthurai (21-126-107)</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5T22:28:43.945532796</meta:creation-date>
    <meta:generator>LibreOffice/7.2.1.2$Windows_X86_64 LibreOffice_project/87b77fad49947c1441b67c559c339af8f3517e22</meta:generator>
    <dc:date>2021-10-10T14:54:35.369000000</dc:date>
    <meta:editing-duration>PT25M2S</meta:editing-duration>
    <meta:editing-cycles>10</meta:editing-cycles>
    <meta:document-statistic meta:table-count="0" meta:image-count="0" meta:object-count="0" meta:page-count="2" meta:paragraph-count="26" meta:word-count="485" meta:character-count="3232" meta:non-whitespace-character-count="2772"/>
  </office:meta>
</office:document-meta>
</file>